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7" style:family="paragraph" style:parent-style-name="Heading_20_2">
      <style:text-properties fo:language="en" fo:country="US"/>
    </style:style>
    <style:style style:name="P8" style:family="paragraph" style:parent-style-name="Heading_20_1" style:master-page-name="First_20_Page">
      <style:paragraph-properties style:page-number="auto"/>
      <style:text-properties fo:language="en" fo:country="US"/>
    </style:style>
    <style:style style:name="P9" style:family="paragraph" style:parent-style-name="List_20_1">
      <style:text-properties fo:language="en" fo:country="US"/>
    </style:style>
    <style:style style:name="P10" style:family="paragraph" style:parent-style-name="List_20_1_20_End">
      <style:text-properties fo:language="en" fo:country="US"/>
    </style:style>
    <style:style style:name="P11" style:family="paragraph" style:parent-style-name="List_20_1_20_Star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52120780203637647" text:style-name="Outline">
        <text:list-item>
          <text:h text:style-name="P8" text:outline-level="1">Operation Environment </text:h>
        </text:list-item>
      </text:list>
      <text:list xml:id="list805148958982567902" text:style-name="List_20_1">
        <text:list-item>
          <text:p text:style-name="List_20_1">Location: Indoor, no direct sunlight, dust free, almost non-conductive pollution (note below) </text:p>
        </text:list-item>
        <text:list-item>
          <text:p text:style-name="P9">Relative Humidity: &lt; 80 % </text:p>
        </text:list-item>
        <text:list-item>
          <text:p text:style-name="P9">Altitude: &lt; 2000 m </text:p>
        </text:list-item>
        <text:list-item>
          <text:p text:style-name="P10">Temperature: 0°C to 40 °C </text:p>
        </text:list-item>
      </text:list>
      <text:p text:style-name="P6">(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832609590" text:continue-numbering="true" text:style-name="List_20_1">
        <text:list-item>
          <text:p text:style-name="P11">Pollution degree 1: No pollution or only dry, non-conductive pollution occurs. The pollution has no influence. </text:p>
        </text:list-item>
        <text:list-item>
          <text:p text:style-name="P9">Pollution degree 2: Normally only non-conductive pollution occurs. Occasionally, however, a temporary conductivity caused by condensation must be expected. </text:p>
        </text:list-item>
        <text:list-item>
          <text:p text:style-name="P10">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630672786" text:continue-list="list3752120780203637647" text:style-name="Outline">
        <text:list-item>
          <text:list>
            <text:list-item>
              <text:h text:style-name="P7" text:outline-level="2">Storage environment </text:h>
            </text:list-item>
          </text:list>
        </text:list-item>
      </text:list>
      <text:list xml:id="list467009159" text:continue-list="list1832609590" text:style-name="List_20_1">
        <text:list-item>
          <text:p text:style-name="List_20_1">Location: Indoor </text:p>
        </text:list-item>
        <text:list-item>
          <text:p text:style-name="P9">Relative Humidity: &lt; 70 % </text:p>
        </text:list-item>
        <text:list-item>
          <text:p text:style-name="P10">Temperature: −10 °C to 70 °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3. Operation Environment</text:title></text:p>
      </style:header>
      <style:footer>
        <text:p text:style-name="MP3"><text:page-number text:select-page="current">1</text:page-number></text:p>
      </style:footer>
    </style:master-page>
    <style:master-page style:name="Right_20_Page" style:display-name="Right Page" style:page-layout-name="Mpm4" style:next-style-name="Left_20_Page">
      <style:header>
        <text:p text:style-name="MP4"><text:chapter text:display="number-and-name" text:outline-level="1"/></text:p>
      </style:header>
      <style:footer>
        <text:p text:style-name="MP5"><text:page-number text:select-page="current">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3. Operation Environment</dc:title>
    <meta:keyword>Open source</meta:keyword>
    <meta:keyword>Open hardware</meta:keyword>
    <meta:keyword>Test &amp; Measurements</meta:keyword>
    <meta:keyword>SCPI</meta:keyword>
    <meta:keyword>Programmable DC source</meta:keyword>
    <meta:document-statistic meta:table-count="0" meta:image-count="0" meta:object-count="0" meta:page-count="1" meta:paragraph-count="18" meta:word-count="184" meta:character-count="1227"/>
    <meta:user-defined meta:name="WebPublish_Post_PageId">245</meta:user-defined>
    <meta:user-defined meta:name="WebPublish_Post_PostAsPage">1</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